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967a" officeooo:paragraph-rsid="001a967a"/>
    </style:style>
    <style:style style:name="P2" style:family="paragraph" style:parent-style-name="Standard">
      <style:paragraph-properties fo:text-align="center" style:justify-single-word="false"/>
      <style:text-properties officeooo:rsid="001a967a" officeooo:paragraph-rsid="001a967a"/>
    </style:style>
    <style:style style:name="P3" style:family="paragraph" style:parent-style-name="Standard">
      <style:text-properties officeooo:rsid="001e7667" officeooo:paragraph-rsid="001a967a"/>
    </style:style>
    <style:style style:name="P4" style:family="paragraph" style:parent-style-name="Standard">
      <style:text-properties officeooo:paragraph-rsid="001a967a"/>
    </style:style>
    <style:style style:name="P5" style:family="paragraph" style:parent-style-name="Heading">
      <style:text-properties officeooo:paragraph-rsid="00962d99"/>
    </style:style>
    <style:style style:name="P6" style:family="paragraph" style:parent-style-name="Heading" style:master-page-name="">
      <style:paragraph-properties style:page-number="auto"/>
      <style:text-properties officeooo:paragraph-rsid="00962d99"/>
    </style:style>
    <style:style style:name="P7" style:family="paragraph" style:parent-style-name="Heading">
      <style:paragraph-properties fo:margin-top="0.0398in" fo:margin-bottom="0.0398in" loext:contextual-spacing="false" fo:line-height="100%"/>
    </style:style>
    <style:style style:name="P8" style:family="paragraph" style:parent-style-name="Heading">
      <style:paragraph-properties fo:margin-top="0.0398in" fo:margin-bottom="0.0398in" loext:contextual-spacing="false" fo:line-height="100%"/>
      <style:text-properties officeooo:paragraph-rsid="009440d3"/>
    </style:style>
    <style:style style:name="P9" style:family="paragraph" style:parent-style-name="Text_20_body">
      <style:text-properties officeooo:paragraph-rsid="009c1caa"/>
    </style:style>
    <style:style style:name="P10" style:family="paragraph" style:parent-style-name="Text_20_body">
      <style:text-properties officeooo:paragraph-rsid="009e85fe"/>
    </style:style>
    <style:style style:name="P11" style:family="paragraph" style:parent-style-name="Title">
      <style:paragraph-properties fo:margin-top="0in" fo:margin-bottom="0in" loext:contextual-spacing="false" fo:text-align="center" style:justify-single-word="false"/>
      <style:text-properties fo:font-size="24pt" officeooo:rsid="001a967a" officeooo:paragraph-rsid="00962d99" style:font-size-asian="21pt" style:font-size-complex="24pt"/>
    </style:style>
    <style:style style:name="P12" style:family="paragraph" style:parent-style-name="Hlavicka">
      <style:paragraph-properties fo:text-align="center" style:justify-single-word="false"/>
      <style:text-properties fo:font-variant="small-caps" fo:font-size="24pt" officeooo:rsid="00939f0e" officeooo:paragraph-rsid="00939f0e" style:font-size-asian="24pt" style:font-size-complex="24pt"/>
    </style:style>
    <style:style style:name="P13" style:family="paragraph" style:parent-style-name="Standard">
      <style:text-properties officeooo:paragraph-rsid="009c1caa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Heading">
      <style:text-properties officeooo:rsid="009440d3" officeooo:paragraph-rsid="00962d99"/>
    </style:style>
    <style:style style:name="P16" style:family="paragraph" style:parent-style-name="Text_20_body">
      <style:text-properties officeooo:paragraph-rsid="009c1caa"/>
    </style:style>
    <style:style style:name="P17" style:family="paragraph" style:parent-style-name="Text_20_body">
      <style:text-properties officeooo:paragraph-rsid="009da24c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9c1caa"/>
    </style:style>
    <style:style style:name="P19" style:family="paragraph" style:parent-style-name="Title">
      <style:paragraph-properties fo:margin-top="0in" fo:margin-bottom="0in" loext:contextual-spacing="false" fo:text-align="center" style:justify-single-word="false"/>
      <style:text-properties fo:font-size="24pt" officeooo:rsid="009440d3" officeooo:paragraph-rsid="00962d99" style:font-size-asian="21pt" style:font-size-complex="24pt"/>
    </style:style>
    <style:style style:name="P20" style:family="paragraph" style:parent-style-name="Title">
      <style:paragraph-properties fo:margin-top="0in" fo:margin-bottom="0in" loext:contextual-spacing="false" fo:text-align="center" style:justify-single-word="false"/>
      <style:text-properties fo:font-size="20pt" officeooo:rsid="009440d3" officeooo:paragraph-rsid="00962d99" style:font-size-asian="20pt" style:font-size-complex="20pt"/>
    </style:style>
    <style:style style:name="P21" style:family="paragraph" style:parent-style-name="Heading_20_1">
      <style:text-properties officeooo:rsid="009af2b2" officeooo:paragraph-rsid="009c1caa"/>
    </style:style>
    <style:style style:name="P22" style:family="paragraph" style:parent-style-name="Heading_20_1">
      <style:text-properties officeooo:rsid="009e25c1" officeooo:paragraph-rsid="009e25c1"/>
    </style:style>
    <style:style style:name="P23" style:family="paragraph" style:parent-style-name="Heading_20_1">
      <style:text-properties officeooo:rsid="009e85fe" officeooo:paragraph-rsid="009e85fe"/>
    </style:style>
    <style:style style:name="P24" style:family="paragraph" style:parent-style-name="Heading_20_1">
      <style:paragraph-properties fo:margin-top="0in" fo:margin-bottom="0in" loext:contextual-spacing="false"/>
      <style:text-properties officeooo:paragraph-rsid="009c1caa"/>
    </style:style>
    <style:style style:name="P25" style:family="paragraph" style:parent-style-name="Heading_20_2">
      <style:text-properties officeooo:rsid="009922bc" officeooo:paragraph-rsid="009c1caa"/>
    </style:style>
    <style:style style:name="P26" style:family="paragraph" style:parent-style-name="Heading_20_2">
      <style:text-properties officeooo:rsid="009da24c" officeooo:paragraph-rsid="009da24c"/>
    </style:style>
    <style:style style:name="P27" style:family="paragraph" style:parent-style-name="Heading_20_2">
      <style:text-properties officeooo:rsid="009c1caa" officeooo:paragraph-rsid="009c1caa"/>
    </style:style>
    <style:style style:name="P28" style:family="paragraph" style:parent-style-name="Heading_20_2">
      <style:text-properties officeooo:rsid="009e85fe" officeooo:paragraph-rsid="009e85fe"/>
    </style:style>
    <style:style style:name="T1" style:family="text">
      <style:text-properties officeooo:rsid="009440d3"/>
    </style:style>
    <style:style style:name="T2" style:family="text">
      <style:text-properties officeooo:rsid="00991dd6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2pt" fo:language="en" fo:country="GB" style:font-size-asian="12pt"/>
    </style:style>
    <style:style style:name="T5" style:family="text">
      <style:text-properties style:font-name="Liberation Serif" fo:font-size="12pt" fo:language="en" fo:country="GB" officeooo:rsid="00ae6539" style:font-size-asian="12pt"/>
    </style:style>
    <style:style style:name="T6" style:family="text">
      <style:text-properties fo:color="#000000" style:font-name="Liberation Serif" fo:font-size="12pt" fo:language="en" fo:country="GB" style:font-size-asian="12pt"/>
    </style:style>
    <style:style style:name="T7" style:family="text">
      <style:text-properties fo:color="#000000" style:font-name="Liberation Serif" fo:font-size="12pt" fo:language="en" fo:country="GB" officeooo:rsid="00a6e115" style:font-size-asian="12pt"/>
    </style:style>
    <style:style style:name="T8" style:family="text">
      <style:text-properties fo:color="#000000" style:font-name="Liberation Serif" fo:font-size="12pt" fo:language="en" fo:country="GB" officeooo:rsid="00ab0a56" style:font-size-asian="12pt"/>
    </style:style>
    <style:style style:name="T9" style:family="text">
      <style:text-properties fo:color="#000000" style:font-name="Liberation Serif" fo:font-size="12pt" fo:language="en" fo:country="GB" officeooo:rsid="00ac2675" style:font-size-asian="12pt"/>
    </style:style>
    <style:style style:name="T10" style:family="text">
      <style:text-properties fo:color="#000000" style:font-name="Liberation Serif" fo:font-size="12pt" fo:language="en" fo:country="GB" officeooo:rsid="00ae1d23" style:font-size-asian="12pt"/>
    </style:style>
    <style:style style:name="T11" style:family="text">
      <style:text-properties fo:color="#000000" style:font-name="Liberation Serif" fo:font-size="12pt" fo:language="en" fo:country="GB" officeooo:rsid="00ae6539" style:font-size-asian="12pt"/>
    </style:style>
    <style:style style:name="T12" style:family="text">
      <style:text-properties fo:color="#000000" style:font-name="Liberation Serif" fo:font-size="12pt" fo:language="en" fo:country="GB" officeooo:rsid="00ae7890" style:font-size-asian="12pt"/>
    </style:style>
    <style:style style:name="T13" style:family="text">
      <style:text-properties fo:color="#000000" style:font-name="Liberation Serif" fo:font-size="12pt" fo:language="en" fo:country="GB" officeooo:rsid="00af6ad6" style:font-size-asian="12pt"/>
    </style:style>
    <style:style style:name="T14" style:family="text">
      <style:text-properties fo:color="#000000" style:font-name="Liberation Serif" fo:font-size="12pt" fo:language="en" fo:country="GB" officeooo:rsid="00afa22e" style:font-size-asian="12pt"/>
    </style:style>
    <style:style style:name="T15" style:family="text">
      <style:text-properties fo:color="#000000" style:font-name="Liberation Serif" fo:font-size="12pt" fo:language="en" fo:country="GB" officeooo:rsid="00b0a5fb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ysoké učení technické v Brně</text:p>
      <text:p text:style-name="P12">Fakulta informačných technológií</text:p>
      <text:p text:style-name="Hlavicka"/>
      <text:p text:style-name="P1"/>
      <text:p text:style-name="P1"/>
      <text:p text:style-name="P1"/>
      <text:p text:style-name="P2"/>
      <text:p text:style-name="P2"/>
      <text:p text:style-name="P11"/>
      <text:p text:style-name="P11"/>
      <text:p text:style-name="P11"/>
      <text:p text:style-name="P11">Model restaurace v období oběda</text:p>
      <text:p text:style-name="P19"><text:tab/></text:p>
      <text:p text:style-name="P20">Dokumentácia k projektu do predmetu IMS</text:p>
      <text:p text:style-name="P4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6"/>
      <text:p text:style-name="P5"/>
      <text:p text:style-name="P5"/>
      <text:p text:style-name="P15"><text:tab/><text:tab/><text:tab/><text:tab/><text:tab/><text:tab/><text:tab/><text:tab/>Autori: </text:p>
      <text:p text:style-name="P8"><text:tab/><text:tab/><text:tab/><text:tab/><text:tab/><text:tab/><text:tab/><text:tab/>Marián Ďurčo(xdurco00),</text:p>
      <text:p text:style-name="P7"><text:span text:style-name="T1">Brno 2016</text:span><text:tab/><text:tab/><text:tab/><text:tab/><text:tab/><text:tab/><text:tab/><text:span text:style-name="T1">Marcel Kiss(xkissm01)</text:span></text:p>
      <text:p text:style-name="P1"><text:tab/><text:tab/></text:p>
      <text:h text:style-name="P24" text:outline-level="1"><text:soft-page-break/><text:span text:style-name="T2">Úvod</text:span></text:h>
      <text:p text:style-name="P9"/>
      <text:p text:style-name="P18"><text:tab/><text:span text:style-name="T4">Táto práca popisuje riešenie návrhu a implementácie simula</text:span><text:span text:style-name="T5">č</text:span><text:span text:style-name="T4">ného modelu pre reštaura</text:span><text:span text:style-name="T5">č</text:span><text:span text:style-name="T4">né zariadenie v obobí obeda. </text:span></text:p>
      <text:p text:style-name="P14"><text:span text:style-name="T4"><text:tab/></text:span><text:span text:style-name="T6">Hlavným ú</text:span><text:span text:style-name="T11">č</text:span><text:span text:style-name="T6">elom bolo vytvorenie validného simulacného modelu, pomocou ktorého by sme vedeli zisti</text:span><text:span text:style-name="T12">ť</text:span><text:span text:style-name="T6"> problematické a najmä najviac </text:span><text:span text:style-name="T12">č</text:span><text:span text:style-name="T6">asovo náro</text:span><text:span text:style-name="T13">č</text:span><text:span text:style-name="T6">né situácie pri staraní sa o zákazníka. Výsledky by mali pomoc</text:span><text:span text:style-name="T14">ť </text:span><text:span text:style-name="T6">nás</text:span><text:span text:style-name="T14">ť</text:span><text:span text:style-name="T6"> slabé miesta a navrhnú</text:span><text:span text:style-name="T14">ť </text:span><text:span text:style-name="T6">riešenie k ich odstráneniu.</text:span></text:p>
      <text:p text:style-name="P13"><text:span text:style-name="T6"><text:tab/>Pre vypracovanie tejto simulácie bolo potrebné </text:span><text:span text:style-name="T14">po</text:span><text:span text:style-name="T6">rozumie</text:span><text:span text:style-name="T14">ť</text:span><text:span text:style-name="T6"> problematike týkajúcej sa tvorbe simula</text:span><text:span text:style-name="T15">č</text:span><text:span text:style-name="T6">ného modelu, skúmanie a porozumenie reálneho modelu a jeho následná abstrakcia.</text:span></text:p>
      <text:h text:style-name="P25" text:outline-level="2">Autori</text:h>
      <text:p text:style-name="P9"><text:tab/><text:span text:style-name="T6">Pri tvorbe spolupracovali ako hlavný tvorcovia Marcel Kiss spolu s Mariánom </text:span><text:span text:style-name="T8">Ď</text:span><text:span text:style-name="T6">ur</text:span><text:span text:style-name="T8">č</text:span><text:span text:style-name="T6">om. Dáta, ktoré boli použité sú z reálneho pozorovania v reštaura</text:span><text:span text:style-name="T9">č</text:span><text:span text:style-name="T6">nom zariadení. Informácie boli najmä </text:span><text:span text:style-name="T10">č</text:span><text:span text:style-name="T6">erpané <text:s/>z prednášok predmetu IMS a dokumena</text:span><text:span text:style-name="T10">č</text:span><text:span text:style-name="T6">ných stránok knihovne SIMLIB. Tieto a ostatné zdroje sú uvedené v závere tejto dokumentácie.</text:span></text:p>
      <text:h text:style-name="P26" text:outline-level="2">Overenie validity modelu</text:h>
      <text:p text:style-name="P17"><text:span text:style-name="T6"><text:tab/></text:span><text:span text:style-name="T7">Ov</text:span><text:span text:style-name="T6">erovanie prebiehalo v reálnom prostredí jednej z reštaurácií. ………………</text:span></text:p>
      <text:h text:style-name="P21" text:outline-level="1">Rozbor témy</text:h>
      <text:h text:style-name="P27" text:outline-level="2">Použité postupy</text:h>
      <text:h text:style-name="P22" text:outline-level="1">Abstraktný model</text:h>
      <text:h text:style-name="P23" text:outline-level="1">Implementačný prístup</text:h>
      <text:h text:style-name="P23" text:outline-level="1">Architektúra simulačného modelu</text:h>
      <text:h text:style-name="P23" text:outline-level="1">Simulačné experimenty</text:h>
      <text:h text:style-name="P28" text:outline-level="2">Postup experimentovania</text:h>
      <text:h text:style-name="P28" text:outline-level="2">Popis jednotilivých experimentov</text:h>
      <text:h text:style-name="P28" text:outline-level="2">Záver z experimentov</text:h>
      <text:h text:style-name="P23" text:outline-level="1">Záver</text:h>
      <text:p text:style-name="P10"/>
      <text:p text:style-name="P9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967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Bold" style:font-family-generic="roman" style:font-pitch="variable" fo:font-size="24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 text:number-lines="true" text:line-number="1">
        <style:drop-cap/>
      </style:paragraph-properties>
      <style:text-properties fo:font-size="130%" fo:font-weight="normal" officeooo:rsid="00251dc8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normal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normal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loext:graphic-properties draw:fill-image-width="0in" draw:fill-image-height="0in"/>
      <style:paragraph-properties fo:margin-left="0.2in" fo:margin-right="0in" fo:margin-top="0in" fo:margin-bottom="0.1201in" loext:contextual-spacing="false" fo:text-indent="0in" style:auto-text-indent="false" style:shadow="none">
        <style:tab-stops>
          <style:tab-stop style:position="6.7283in" style:type="right" style:leader-style="dotted" style:leader-text="."/>
        </style:tab-stops>
      </style:paragraph-properties>
      <style:text-properties fo:background-color="transparen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lavicka" style:family="paragraph" style:parent-style-name="Standard">
      <style:text-properties fo:font-size="20pt" officeooo:rsid="001a967a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/>
      </style:footer>
      <style:footer-first>
        <text:p text:style-name="Footer"/>
      </style:footer-first>
      <style:footer-left>
        <text:p text:style-name="Footer"/>
      </style:footer-left>
    </style:master-page>
    <style:master-page style:name="Index" style:page-layout-name="Mpm2">
      <style:footer>
        <text:p text:style-name="Footer"><text:page-number text:select-page="current">3</text:page-number></text:p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0:22:11.558863306</meta:creation-date>
    <dc:date>2016-11-29T12:05:44.550261273</dc:date>
    <meta:editing-duration>PT4H16M24S</meta:editing-duration>
    <meta:editing-cycles>96</meta:editing-cycles>
    <meta:generator>LibreOffice/5.1.6.2.0$Linux_X86_64 LibreOffice_project/10$Build-2</meta:generator>
    <meta:document-statistic meta:table-count="0" meta:image-count="0" meta:object-count="0" meta:page-count="3" meta:paragraph-count="28" meta:word-count="197" meta:character-count="1418" meta:non-whitespace-character-count="1227"/>
  </office:meta>
</office:document-meta>
</file>